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3.981cm"/>
    </style:style>
    <style:style style:name="Table1.D" style:family="table-column">
      <style:table-column-properties style:column-width="3.98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Courier New" style:font-name-asian="Courier New1" style:font-name-complex="Courier New1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color="#4d4d4c" style:font-name="Courier New" fo:font-size="10.5pt" fo:background-color="#fbfdff" style:font-name-asian="Courier New1" style:font-size-asian="10.5pt" style:font-name-complex="Courier New1" style:font-size-complex="10.5pt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11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kzwxf5x0l2da"/>Частина 1 - встановлення системи</text:p>
      <text:p text:style-name="Heading_20_2"><text:bookmark text:name="_skr2hxq1xm9y"/>Розмітка дискового простору:</text:p>
      <text:p text:style-name="Heading_20_3"><text:bookmark text:name="_n22i42lkj62r"/>Використовуємо утиліту cfdisk. Потрібні розділи: Efi(/mnt/boot/efi), GRUB(/boot/efi) Корінний(/mnt), хом(/mnt/home)</text:p>
      <text:p text:style-name="Heading_20_3"><text:bookmark text:name="_aszedhwd2tu7"/>Виконуємо fdisk -l або lsblk для перевірки дисків і розділів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Точка монтування в системі</text:p>
          </table:table-cell>
          <table:table-cell table:style-name="Table1.A1" office:value-type="string">
            <text:p text:style-name="P1">Розділ</text:p>
          </table:table-cell>
          <table:table-cell table:style-name="Table1.A1" office:value-type="string">
            <text:p text:style-name="P1">Тип</text:p>
          </table:table-cell>
          <table:table-cell table:style-name="Table1.A1" office:value-type="string">
            <text:p text:style-name="P1">Розмір</text:p>
          </table:table-cell>
        </table:table-row>
        <table:table-row table:style-name="Table1.2">
          <table:table-cell table:style-name="Table1.A1" office:value-type="string">
            <text:p text:style-name="P1">/mnt/boot/efi</text:p>
          </table:table-cell>
          <table:table-cell table:style-name="Table1.A1" office:value-type="string">
            <text:p text:style-name="P1">/dev/sda1</text:p>
          </table:table-cell>
          <table:table-cell table:style-name="Table1.A1" office:value-type="string">
            <text:p text:style-name="P1">EFI System</text:p>
          </table:table-cell>
          <table:table-cell table:style-name="Table1.A1" office:value-type="string">
            <text:p text:style-name="P1">512M</text:p>
          </table:table-cell>
        </table:table-row>
        <table:table-row table:style-name="Table1.3">
          <table:table-cell table:style-name="Table1.A1" office:value-type="string">
            <text:p text:style-name="P1">/mnt</text:p>
          </table:table-cell>
          <table:table-cell table:style-name="Table1.A1" office:value-type="string">
            <text:p text:style-name="P1">/dev/sda2</text:p>
          </table:table-cell>
          <table:table-cell table:style-name="Table1.A1" office:value-type="string">
            <text:p text:style-name="P1">Linux filesystem</text:p>
          </table:table-cell>
          <table:table-cell table:style-name="Table1.A1" office:value-type="string">
            <text:p text:style-name="P1">20-50 G</text:p>
          </table:table-cell>
        </table:table-row>
        <table:table-row table:style-name="Table1.4">
          <table:table-cell table:style-name="Table1.A1" office:value-type="string">
            <text:p text:style-name="P1">/mnt/home</text:p>
          </table:table-cell>
          <table:table-cell table:style-name="Table1.A1" office:value-type="string">
            <text:p text:style-name="P1">/dev/sda3</text:p>
          </table:table-cell>
          <table:table-cell table:style-name="Table1.A1" office:value-type="string">
            <text:p text:style-name="P1">Linux filesystem</text:p>
          </table:table-cell>
          <table:table-cell table:style-name="Table1.A1" office:value-type="string">
            <text:p text:style-name="P1">Решта</text:p>
          </table:table-cell>
        </table:table-row>
      </table:table>
      <text:p text:style-name="Heading_20_3"><text:bookmark text:name="_5yscayh3ox1f"/>Форматування розділів</text:p>
      <text:p text:style-name="P2"># mkfs.fat -F32 /dev/sda1</text:p>
      <text:p text:style-name="P2"># mkfs.ext4 /dev/sda2</text:p>
      <text:p text:style-name="P2"># mkfs.ext4 /dev/sda3</text:p>
      <text:p text:style-name="Heading_20_3"><text:bookmark text:name="_xrcycm2ymv4a"/>Монтування розділів:</text:p>
      <text:p text:style-name="P2"># mount /dev/sda2 /mnt</text:p>
      <text:p text:style-name="P2"># mkdir /mnt/boot/efi</text:p>
      <text:p text:style-name="P2"># mount /dev/sda1 /mnt/boot/efi</text:p>
      <text:p text:style-name="P2"># mkdir /mnt/home</text:p>
      <text:p text:style-name="P2"># mount /dev/sda3 /mnt/home</text:p>
      <text:p text:style-name="Heading_20_2"><text:bookmark text:name="_89iot2ifmh3q"/>Встановлення системи:</text:p>
      <text:p text:style-name="P2"># pacstrap /mnt base base-devel linux linux-firmware nano</text:p>
      <text:p text:style-name="Heading_20_2"><text:bookmark text:name="_x1app7akm8he"/>Налаштування системи:</text:p>
      <text:p text:style-name="Heading_20_3"><text:bookmark text:name="_cy2qwchwtce6"/>Генеруємо файл fstab</text:p>
      <text:p text:style-name="P2"># genfstab -U /mnt &gt;&gt; /mnt/etc/fstab</text:p>
      <text:p text:style-name="Heading_20_3"><text:bookmark text:name="_db2fg844bg27"/>Вхід в систему</text:p>
      <text:p text:style-name="P2"># arch-chroot /mnt</text:p>
      <text:p text:style-name="Heading_20_3"><text:bookmark text:name="_zbhpbdfni9rf"/>Установлюємо часову зону:</text:p>
      <text:p text:style-name="P2"># ln -sf /usr/share/zoneinfo/Europe/Kiev /etc/localtime</text:p>
      <text:p text:style-name="P2"># hwclock --systohc</text:p>
      <text:p text:style-name="Standard">Вибір зеркал:</text:p>
      <text:p text:style-name="P2"># nano /etc/pacman.d/mirrorlist</text:p>
      <text:p text:style-name="Heading_20_3"><text:bookmark text:name="_7uy9t83zfpzf"/>Локалізація</text:p>
      <text:p text:style-name="Standard">Розкоментувати en_US.UTF-8 UTF-8; uk_UA.UTF-8 UTF-8; ru_RU.UTF-8 UTF-8 в файлі /etc/locale.gen і запустити генерацію локалей</text:p>
      <text:p text:style-name="P2"># nano /etc/locale.gen</text:p>
      <text:p text:style-name="P2"># locale-gen</text:p>
      <text:p text:style-name="Standard">Встановлюємо змінну LANG в файл /etc/locale.conf</text:p>
      <text:p text:style-name="P2"># nano /etc/locale.conf</text:p>
      <text:p text:style-name="Standard">LANG=en_US.UTF-8</text:p>
      <text:p text:style-name="Standard"/>
      <text:p text:style-name="Standard"/>
      <text:p text:style-name="Standard"/>
      <text:p text:style-name="Heading_20_3"><text:bookmark text:name="_t66mkikasmsy"/><text:soft-page-break/>Налаштування мережі:</text:p>
      <text:p text:style-name="P2"># nano /etc/hostname</text:p>
      <text:p text:style-name="Standard">Вводимо:</text:p>
      <text:p text:style-name="P3">myhostname</text:p>
      <text:p text:style-name="P2"># nano /etc/hosts</text:p>
      <text:p text:style-name="Standard">Вводимо:</text:p>
      <text:p text:style-name="Standard">127.0.0.1 localhost</text:p>
      <text:p text:style-name="Standard">::1 localhost</text:p>
      <text:p text:style-name="Standard">127.0.1.1 <text:span text:style-name="T2">myhostname</text:span>.localdomain <text:span text:style-name="T2">myhostname</text:span></text:p>
      <text:p text:style-name="Heading_20_3"><text:bookmark text:name="_abrtwqw0cj2h"/>Мережевий менеджер</text:p>
      <text:p text:style-name="P2"># pacman -S networkmanager</text:p>
      <text:p text:style-name="P2"># systemctl enable NetworkManager </text:p>
      <text:p text:style-name="Heading_20_3"><text:bookmark text:name="_m65xs8mfhfma"/>Пароль root:</text:p>
      <text:p text:style-name="P2"># passwd</text:p>
      <text:p text:style-name="Heading_20_2"><text:bookmark text:name="_bv7aa1rq98s1"/>Встановлення GRUB:</text:p>
      <text:p text:style-name="P2"># pacman -S grub</text:p>
      <text:p text:style-name="Standard">Якщо не тільки ОС лінукс то:</text:p>
      <text:p text:style-name="P2"># pacman -s os-prober</text:p>
      <text:p text:style-name="P2"># grub-install</text:p>
      <text:p text:style-name="Standard">(може не хватати efibootmgr)</text:p>
      <text:p text:style-name="P2"># grub-mkconfig -o /boot/grub/grub.cfg</text:p>
      <text:p text:style-name="Heading_20_2"><text:bookmark text:name="_8tl9xmi5g8f"/>Вихід:</text:p>
      <text:p text:style-name="P2"># exit</text:p>
      <text:p text:style-name="P2"># umount -R /mnt</text:p>
      <text:p text:style-name="P2"># reboot</text:p>
      <text:p text:style-name="Heading_20_1"><text:bookmark text:name="_u09hqo7b6u8c"/>Частина 2 - команди pacman</text:p>
      <text:p text:style-name="Standard"><text:span text:style-name="T1"># pacman -S</text:span> - встановлення пакету</text:p>
      <text:p text:style-name="Standard"><text:span text:style-name="T1"># pacman -Sg</text:span> - показати список пакетів в групі</text:p>
      <text:p text:style-name="Standard"><text:span text:style-name="T1"># pacman -R</text:span> - видалити пакет</text:p>
      <text:p text:style-name="Standard"><text:span text:style-name="T1"># pacman -Rs</text:span> - видалити пакет і його залежності, які не використовуються в інших пакетах</text:p>
      <text:p text:style-name="Standard"><text:span text:style-name="T1"># pacman -Rsu</text:span> - видалити пакет і його залежності, які не використовуються в інших пакетах (краще працює при видаленні групи ніж попередня команда)</text:p>
      <text:p text:style-name="Standard"><text:span text:style-name="T1"># pacman -Syu</text:span> - оновлення пакетів</text:p>
      <text:p text:style-name="Standard"><text:span text:style-name="T1"># pacman -Ss умова1 умова2 </text:span>- пошук в репозиторії по назвах і в описі</text:p>
      <text:p text:style-name="Standard"><text:span text:style-name="T1"># pacman -Ss '^vim-' </text:span>- пошук в репозиторії тільки по назвах</text:p>
      <text:p text:style-name="Standard"><text:span text:style-name="T1"># pacman -Si назва пакета</text:span> - вивести детальну інформацію про пакет в репозиторії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tyl2jeeygh6k"/><text:soft-page-break/>Частина 3 - базові налаштування системи</text:p>
      <text:p text:style-name="Heading_20_2"><text:bookmark text:name="_kn2inp33ilpe"/>Добавлення користувачів</text:p>
      <text:p text:style-name="P2"># useradd -m -G wheel -s /bin/bash vlad</text:p>
      <text:p text:style-name="Standard">Задаємо пароль:</text:p>
      <text:p text:style-name="P2"># passwd vlad</text:p>
      <text:p text:style-name="Standard">Розкоментовуємо рядок в файлі visudo “# %wheel ALL=(ALL) ALL”</text:p>
      <text:p text:style-name="P4"># EDITOR=nano visudo</text:p>
      <text:p text:style-name="Heading_20_2"><text:bookmark text:name="_p6jsgb8bido3"/>Zram</text:p>
      <text:p text:style-name="P2"># modprobe zram</text:p>
      <text:p text:style-name="P2"># echo lz4&gt; / sys / block / zram0 / comp_algorithm</text:p>
      <text:p text:style-name="P2"># echo 32G&gt; / sys / block / zram0 / disksize</text:p>
      <text:p text:style-name="P2"># mkswap --label zram0 / dev / zram0</text:p>
      <text:p text:style-name="Standard"><text:span text:style-name="T1"># swapon - пріоритет 100 / dev / zram0</text:span></text:p>
      <text:p text:style-name="Heading_20_2"><text:bookmark text:name="_t3ky0kgw5x14"/>Графіка і звук:</text:p>
      <text:p text:style-name="P2"># pacman -S wayland pulseaudio pulseaudio-alsa</text:p>
      <text:p text:style-name="Standard">Екранний менеджер і дозвіл автозапуска:</text:p>
      <text:p text:style-name="P2"># pacman -S plasma-wayland-session sddm</text:p>
      <text:p text:style-name="P2"># systemctl enable sddm.service</text:p>
      <text:p text:style-name="Standard">Встановлюємо KDE-plasma:</text:p>
      <text:p text:style-name="P2"># pacman -S plasma <text:span text:style-name="T3">konsol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76cm" fo:margin-bottom="0.071cm" loext:contextual-spacing="false" fo:line-height="100%"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76cm" fo:margin-bottom="0cm" loext:contextual-spacing="false" fo:line-height="100%" fo:keep-together="always" fo:keep-with-next="always"/>
      <style:text-properties fo:font-size="12pt" fo:font-style="italic" fo:font-weight="bold" style:font-size-asian="12pt" style:font-style-asian="italic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06cm" fo:margin-bottom="0cm" loext:contextual-spacing="false" fo:line-height="100%" fo:keep-together="always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1-25T20:29:27.386986727</dc:date>
    <meta:editing-duration>PT15M43S</meta:editing-duration>
    <meta:editing-cycles>2</meta:editing-cycles>
    <meta:document-statistic meta:table-count="1" meta:image-count="0" meta:object-count="0" meta:page-count="3" meta:paragraph-count="104" meta:word-count="438" meta:character-count="2877" meta:non-whitespace-character-count="2544"/>
  </office:meta>
</office:document-meta>
</file>